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Contents_20_2">
      <style:paragraph-properties>
        <style:tab-stops/>
      </style:paragraph-properties>
    </style:style>
    <style:style style:name="P3" style:family="paragraph" style:parent-style-name="Standard">
      <style:paragraph-properties fo:keep-together="always" fo:keep-with-next="auto"/>
    </style:style>
    <style:style style:name="P4" style:family="paragraph" style:parent-style-name="Standard">
      <style:paragraph-properties fo:margin-left="0cm" fo:margin-right="0cm" fo:text-align="justify" style:justify-single-word="false" fo:keep-together="always" fo:text-indent="0cm" style:auto-text-indent="false" fo:keep-with-next="auto">
        <style:tab-stops/>
      </style:paragraph-properties>
    </style:style>
    <style:style style:name="P5" style:family="paragraph" style:parent-style-name="Standard" style:list-style-name="L1">
      <style:paragraph-properties fo:margin-left="1.249cm" fo:margin-right="0cm" fo:text-align="justify" style:justify-single-word="false" fo:keep-together="always" fo:text-indent="0cm" style:auto-text-indent="false" fo:keep-with-next="auto">
        <style:tab-stops/>
      </style:paragraph-properties>
    </style:style>
    <style:style style:name="P6" style:family="paragraph" style:parent-style-name="Standard" style:list-style-name="L2">
      <style:paragraph-properties fo:margin-left="1.249cm" fo:margin-right="0cm" fo:text-align="justify" style:justify-single-word="false" fo:keep-together="always" fo:text-indent="0cm" style:auto-text-indent="false" fo:keep-with-next="auto">
        <style:tab-stops/>
      </style:paragraph-properties>
    </style:style>
    <style:style style:name="P7" style:family="paragraph" style:parent-style-name="Standard" style:list-style-name="L3">
      <style:paragraph-properties fo:margin-left="1.249cm" fo:margin-right="0cm" fo:text-align="justify" style:justify-single-word="false" fo:keep-together="always" fo:text-indent="0cm" style:auto-text-indent="false" fo:keep-with-next="auto">
        <style:tab-stops/>
      </style:paragraph-properties>
    </style:style>
    <style:style style:name="P8" style:family="paragraph" style:parent-style-name="Standard" style:list-style-name="L2">
      <style:paragraph-properties fo:margin-left="1.249cm" fo:margin-right="0cm" fo:text-align="start" style:justify-single-word="false" fo:keep-together="always" fo:text-indent="0cm" style:auto-text-indent="false" fo:keep-with-next="auto">
        <style:tab-stops/>
      </style:paragraph-properties>
    </style:style>
    <style:style style:name="P9" style:family="paragraph" style:parent-style-name="Heading_20_2">
      <style:paragraph-properties fo:margin-left="1.249cm" fo:margin-right="0cm" fo:keep-together="always" fo:text-indent="0cm" style:auto-text-indent="false" fo:keep-with-next="auto">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bold"/>
    </style:style>
    <style:style style:name="T4" style:family="text">
      <style:text-properties fo:font-weight="normal" style:font-weight-asian="normal" style:font-weight-complex="normal"/>
    </style:style>
    <style:style style:name="T5" style:family="text">
      <style:text-properties fo:font-style="italic" style:font-style-asian="italic"/>
    </style:style>
    <style:style style:name="T6"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ésentation</text:h>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1"><text:a xlink:type="simple" xlink:href="#1.Présentation|outline" text:style-name="Internet_20_link" text:visited-style-name="Internet_20_link">1 - Présentation</text:a></text:p>
          <text:p text:style-name="P2"><text:a xlink:type="simple" xlink:href="#1.1.Description|outline" text:style-name="Internet_20_link" text:visited-style-name="Internet_20_link">1.1 - Description</text:a></text:p>
          <text:p text:style-name="P2"><text:a xlink:type="simple" xlink:href="#1.2.Caractéristiques techniques principales|outline" text:style-name="Internet_20_link" text:visited-style-name="Internet_20_link">1.2 - Caractéristiques techniques principales</text:a></text:p>
          <text:p text:style-name="P2"><text:a xlink:type="simple" xlink:href="#1.3.Remarque|outline" text:style-name="Internet_20_link" text:visited-style-name="Internet_20_link">1.3 - Remarque</text:a></text:p>
        </text:index-body>
      </text:table-of-content>
      <text:p text:style-name="Standard"/>
      <text:h text:style-name="Heading_20_2" text:outline-level="2">Description</text:h>
      <text:p text:style-name="P3">PCBNEW est un puissant logiciel de réalisation de circuits imprimés, fonctionnant sous LINUX et WINDOWS<text:span text:style-name="T3">.</text:span></text:p>
      <text:p text:style-name="P3">Il est destiné à travailler associé à un logiciel de schématique, EESCHEMA, qui fournira à PCBNEW le fichier <text:span text:style-name="T5">Netliste</text:span> décrivant le schéma de la carte de circuit imprimé à réaliser.</text:p>
      <text:p text:style-name="Standard">Un logiciel complémentaire, CVPCB, est aussi utilisé pour la préparation des fichiers netlistes nécessaires à PCBNEW.</text:p>
      <text:p text:style-name="Standard">PCBNEW gère également des librairies de modules (dessins des composants physiques). Ces modules sont chargés automatiquement lors de la lecture des fichiers <text:span text:style-name="T5">Netliste</text:span>. (CVPCB permet d’établir de façon interactive la liste des modules attribués à chaque composant du schéma).</text:p>
      <text:p text:style-name="Standard">PCBNEW intègre également automatiquement et immédiatement toute modification schématique, par suppression automatique des pistes erronées, par ajout des nouveaux composants, ou en modifiant toute valeur ( et sous certaines conditions toute référence ) des modules anciens ou nouveaux, selon les indications apparaissant dans le schéma.</text:p>
      <text:p text:style-name="Standard">PCBNEW offre un chevelu <text:span text:style-name="T1">dynamique</text:span> (c’est à dire suivant immédiatement une modification de piste ou un déplacement de module).</text:p>
      <text:p text:style-name="Standard">PCBNEW possède un <text:span text:style-name="T1">contrôle d’isolement</text:span> (DRC) « en ligne » qui signale automatiquement toute erreur de tracé de piste en temps réel.</text:p>
      <text:p text:style-name="Standard">PCBNEW permet de placer automatiquement des <text:span text:style-name="T1">plans</text:span> d’alimentation, avec ou sans <text:span text:style-name="T1">freins thermiques</text:span> sur les pastilles.</text:p>
      <text:p text:style-name="Standard">PCBNEW possède un <text:span text:style-name="T1">auto routeur</text:span> simple mais efficace pour aider à la réalisation du circuit, et un export/import au format <text:span text:style-name="T6">SPECCTRA dsn</text:span> pour accéder aux auto routeurs avancés.</text:p>
      <text:p text:style-name="Standard">PCBNEW présente des options particulières, pour la réalisation de circuits <text:span text:style-name="T1">hyperfréquences</text:span> (telles que pastilles de forme trapézoïdale et complexe, tracé automatique d'inductances sur circuit imprimé...).</text:p>
      <text:p text:style-name="Standard">PCBNEW affiche les éléments ( pistes, pastilles, textes, dessins... ) en respectant les formes réelles et selon différentes présentations en fonction des goûts personnels :</text:p>
      <text:list xml:id="list37413079" text:style-name="L1">
        <text:list-item>
          <text:p text:style-name="P5">affichage en traits pleins, en contours</text:p>
        </text:list-item>
        <text:list-item>
          <text:p text:style-name="P5">affichage <text:s/>des marges d’isolation électriques...</text:p>
        </text:list-item>
      </text:list>
      <text:h text:style-name="Heading_20_2" text:outline-level="2">Caractéristiques techniques principales</text:h>
      <text:p text:style-name="Standard">PCBNEW a une résolution interne de 1/10000 pouce.</text:p>
      <text:p text:style-name="Standard">PCBNEW travaille sur 16 couches de cuivre, <text:s/>plus 12 couches techniques (Sérigraphie, plans de vernis épargne, plans de pâte à souder pour les pastilles CMS, plans de dessin et cotation... ) et gère en temps réel les chevelus des pistes restantes à router.</text:p>
      <text:p text:style-name="Standard">L’affichage des éléments ( pistes, pastilles, textes, dessins... ) peut se faire :</text:p>
      <text:list xml:id="list37414949" text:style-name="L2">
        <text:list-item>
          <text:p text:style-name="P6">En traits pleins ou en contours.</text:p>
        </text:list-item>
        <text:list-item>
          <text:p text:style-name="P6">Avec les marges d’isolation électriques.</text:p>
        </text:list-item>
        <text:list-item>
          <text:p text:style-name="P8">en cachant certains éléments (couches, zones de cuivre, composants CMS coté cuivre ou composants...), ce qui est utile pour les circuits multicouches à haute densité.</text:p>
        </text:list-item>
      </text:list>
      <text:p text:style-name="Standard">Pour les circuits complexes, l’affichage de couches, zones, composants peut être supprimé de façon sélective pour une meilleure lisibilité de l’écran.</text:p>
      <text:p text:style-name="Standard">Les modules peuvent être tournés <text:span text:style-name="T1">d’un angle quelconque</text:span>, à 0,1 degré près.</text:p>
      <text:p text:style-name="Standard"><text:soft-page-break/>Les pastilles peuvent être de forme ronde, rectangulaire, ovale et trapézoïdale (ceci est nécessaire pour la réalisation de circuits imprimés pour hyper-fréquences).</text:p>
      <text:p text:style-name="Standard">Elles peuvent en outre être un regroupement de plusieurs pastilles de base.</text:p>
      <text:p text:style-name="Standard">Les dimensions, et les couches où ces pastilles apparaissent sont ajustables pour chaque pastille.</text:p>
      <text:p text:style-name="Standard">Les trous de perçage peuvent être excentrés.</text:p>
      <text:p text:style-name="Standard">PCBNEW génère automatiquement des plans d‘alimentation, avec génération automatique de freins thermiques autour des pastilles concernées.</text:p>
      <text:p text:style-name="Standard">La création et la modification de Modules est une fonction intégrée dans les menus de gestion des circuits imprimés, et tout Module déjà placé peut être édité sur le circuit, puis sauvegardé dans une librairie.</text:p>
      <text:p text:style-name="Standard">De plus une fonction d’archivage permet la sauvegarde automatique en librairie de tous les <text:s/>modules d’un circuit imprimé.</text:p>
      <text:p text:style-name="Standard">PCBNEW génère de façon extrêmement simple tous les documents nécessaires :</text:p>
      <text:list xml:id="list37427067" text:style-name="L3">
        <text:list-item>
          <text:p text:style-name="P7">Fichiers de fabrication:<text:line-break/>Fichiers de Photo-traçage en format <text:span text:style-name="T2">GERBER RS274X</text:span>,<text:line-break/>Fichiers de perçage en format <text:span text:style-name="T2">EXCELLON</text:span>,</text:p>
        </text:list-item>
        <text:list-item>
          <text:p text:style-name="P7">Fichiers de traçage format HPGL, SVG, DXF</text:p>
        </text:list-item>
        <text:list-item>
          <text:p text:style-name="P7">Fichiers de traçage et plan de perçage au format <text:span text:style-name="T2">POSTSCRIPT</text:span> (avec ou sans avant trous de perçage)</text:p>
        </text:list-item>
        <text:list-item>
          <text:p text:style-name="P7">Sortie sur imprimante locale.</text:p>
        </text:list-item>
      </text:list>
      <text:p text:style-name="P4">Enfin PCBNEW permet la visualisation des circuits imprimés en <text:span text:style-name="T2">mode 3 dimensions</text:span>.</text:p>
      <text:h text:style-name="P9" text:outline-level="2">Remarque</text:h>
      <text:p text:style-name="Standard">PCBNEW nécessite une souris <text:span text:style-name="T1">3 boutons</text:span><text:span text:style-name="T4">. L</text:span>e 3ème bouton est obligatoire.</text:p>
      <text:p text:style-name="Standard">Enfin il est rappelé qu’il faut disposer de l’outil schématique Eeschema pour créer les netlistes nécess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cm" fo:margin-bottom="0.199cm" fo:line-height="200%" fo:text-align="justify" style:justify-single-word="false" fo:text-indent="0cm" style:auto-text-indent="false" style:page-number="auto"/>
      <style:text-properties style:use-window-font-color="true"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199cm" fo:margin-bottom="0.199cm" fo:line-height="100%" fo:text-align="justify" style:justify-single-word="false" fo:text-indent="0cm" style:auto-text-indent="false" style:page-number="auto"/>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2cm" fo:margin-right="0cm" fo:margin-top="0.199cm" fo:margin-bottom="0.199cm" fo:line-height="100%" fo:text-indent="0cm" style:auto-text-indent="false" style:page-number="auto" fo:keep-with-next="alway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fo:margin-left="0cm" fo:margin-right="0cm" fo:margin-top="0cm" fo:margin-bottom="0cm" fo:text-indent="0cm" style:auto-text-indent="false">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51cm" fo:margin-bottom="1.251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Chap 1: Présentation</dc:title>
    <meta:initial-creator>IUT</meta:initial-creator>
    <meta:creation-date>1996-01-27T12:47:00</meta:creation-date>
    <dc:date>2011-11-12T17:32:46.18</dc:date>
    <meta:print-date>2002-12-03T11:50:06</meta:print-date>
    <dc:language>fr-FR</dc:language>
    <meta:editing-cycles>44</meta:editing-cycles>
    <meta:editing-duration>PT1H27M22S</meta:editing-duration>
    <meta:document-statistic meta:table-count="0" meta:image-count="0" meta:object-count="0" meta:page-count="2" meta:paragraph-count="45" meta:word-count="680" meta:character-count="4532" meta:non-whitespace-character-count="3903"/>
    <meta:user-defined meta:name="Info 1"/>
    <meta:user-defined meta:name="Info 2"/>
    <meta:user-defined meta:name="Info 3"/>
    <meta:user-defined meta:name="Info 4"/>
  </office:meta>
</office:document-meta>
</file>